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cm"/>
    </style:style>
    <style:style style:name="gr3" style:family="graphic" style:parent-style-name="standard">
      <style:graphic-properties draw:stroke="solid" svg:stroke-color="#000000" draw:fill="solid" draw:fill-color="#ffffff" draw:opacity="99%" draw:opacity-name="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3333ff" draw:fill="none" draw:fill-color="#ffffff" draw:textarea-horizontal-align="justify" draw:textarea-vertical-align="middle" draw:auto-grow-height="false" fo:min-height="12.196cm" fo:min-width="25.1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 draw:fill-color="#ffffff" draw:opacity="99%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xml:id="id4" draw:id="id4" draw:layer="layout" svg:width="2.788cm" svg:height="0.725cm" svg:x="10.42cm" svg:y="1.016cm">
          <draw:text-box>
            <text:p text:style-name="P2"><text:span text:style-name="T1">CONN_INIT</text:span></text:p>
          </draw:text-box>
        </draw:frame>
        <draw:frame draw:style-name="gr3" draw:text-style-name="P4" xml:id="id5" draw:id="id5" draw:layer="layout" svg:width="7.517cm" svg:height="1.199cm" svg:x="2.432cm" svg:y="3.847cm">
          <draw:text-box>
            <text:p text:style-name="P2"><text:span text:style-name="T1">CONNECTEE_JOIN_RECEIVED_</text:span></text:p>
            <text:p text:style-name="P2"><text:span text:style-name="T1">ACK1_SENT_WAITING_FOR_ACK2</text:span></text:p>
          </draw:text-box>
        </draw:frame>
        <draw:frame draw:style-name="gr4" draw:text-style-name="P3" xml:id="id7" draw:id="id7" draw:layer="layout" svg:width="6.035cm" svg:height="1.199cm" svg:x="15.494cm" svg:y="6.35cm">
          <draw:text-box>
            <text:p text:style-name="P2"><text:span text:style-name="T1">CONNECTOR_JOIN_SENT_</text:span></text:p>
            <text:p text:style-name="P2"><text:span text:style-name="T1">WAITING_FOR_ACK</text:span></text:p>
          </draw:text-box>
        </draw:frame>
        <draw:frame draw:style-name="gr4" draw:text-style-name="P3" xml:id="id2" draw:id="id2" draw:layer="layout" svg:width="4.884cm" svg:height="0.725cm" svg:x="11.88cm" svg:y="9.906cm">
          <draw:text-box>
            <text:p text:style-name="P2"><text:span text:style-name="T1">CONN_ESTABLISHED</text:span></text:p>
          </draw:text-box>
        </draw:frame>
        <draw:frame draw:style-name="gr4" draw:text-style-name="P3" xml:id="id1" draw:id="id1" draw:layer="layout" svg:width="8.816cm" svg:height="1.199cm" svg:x="6.35cm" svg:y="6.675cm">
          <draw:text-box>
            <text:p text:style-name="P2"><text:span text:style-name="T1">CONNECTEE_NEW_CONN_RECEIVED_A</text:span></text:p>
            <text:p text:style-name="P2"><text:span text:style-name="T1">CK1_SENT_WAITING_FOR_ACK2</text:span></text:p>
          </draw:text-box>
        </draw:frame>
        <draw:frame draw:style-name="gr4" draw:text-style-name="P3" xml:id="id6" draw:id="id6" draw:layer="layout" svg:width="7.559cm" svg:height="1.199cm" svg:x="18.796cm" svg:y="3.556cm">
          <draw:text-box>
            <text:p text:style-name="P2"><text:span text:style-name="T1">CONNECTOR_NEW_CONN_SENT_</text:span></text:p>
            <text:p text:style-name="P2"><text:span text:style-name="T1">WAITING_FOR_ACK</text:span></text:p>
          </draw:text-box>
        </draw:frame>
        <draw:frame draw:style-name="gr4" draw:text-style-name="P3" xml:id="id9" draw:id="id9" draw:layer="layout" svg:width="3.161cm" svg:height="0.725cm" svg:x="7.849cm" svg:y="18.889cm">
          <draw:text-box>
            <text:p text:style-name="P2"><text:span text:style-name="T1">CONN_DEAD</text:span></text:p>
          </draw:text-box>
        </draw:frame>
        <draw:frame draw:style-name="gr4" draw:text-style-name="P3" xml:id="id10" draw:id="id10" draw:layer="layout" svg:width="3.728cm" svg:height="0.725cm" svg:x="8.049cm" svg:y="15.756cm">
          <draw:text-box>
            <text:p text:style-name="P2"><text:span text:style-name="T1">CONN_CLOSED</text:span></text:p>
          </draw:text-box>
        </draw:frame>
        <draw:connector draw:style-name="gr5" draw:text-style-name="P5" draw:layer="layout" svg:x1="10.758cm" svg:y1="7.874cm" svg:x2="14.322cm" svg:y2="9.906cm" draw:start-shape="id1" draw:end-shape="id2" draw:end-glue-point="0" svg:d="M10758 7874v1016h3564v1016" svg:viewBox="0 0 3565 2033">
          <text:p/>
        </draw:connector>
        <draw:connector draw:style-name="gr5" draw:text-style-name="P5" draw:layer="layout" svg:x1="14.322cm" svg:y1="10.631cm" svg:x2="10.457cm" svg:y2="12.229cm" draw:start-shape="id2" draw:end-shape="id3" draw:end-glue-point="0" svg:d="M14322 10631v799h-3865v799" svg:viewBox="0 0 3866 1599">
          <text:p/>
        </draw:connector>
        <draw:custom-shape draw:style-name="gr6" draw:text-style-name="P6" xml:id="id8" draw:id="id8" draw:layer="layout" svg:width="25.654cm" svg:height="12.446cm" svg:x="1.778cm" svg:y="3.048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.814cm" svg:y1="1.741cm" svg:x2="6.19cm" svg:y2="3.847cm" draw:start-shape="id4" draw:start-glue-point="2" draw:end-shape="id5" svg:d="M11814 1741v1053h-5624v1053" svg:viewBox="0 0 5625 2107">
          <text:p/>
        </draw:connector>
        <draw:connector draw:style-name="gr5" draw:text-style-name="P5" draw:layer="layout" svg:x1="11.814cm" svg:y1="1.741cm" svg:x2="22.575cm" svg:y2="3.556cm" draw:start-shape="id4" draw:start-glue-point="2" draw:end-shape="id6" draw:end-glue-point="0" svg:d="M11814 1741v908h10761v907" svg:viewBox="0 0 10762 1816">
          <text:p/>
        </draw:connector>
        <draw:connector draw:style-name="gr5" draw:text-style-name="P5" draw:layer="layout" svg:x1="11.814cm" svg:y1="1.741cm" svg:x2="10.758cm" svg:y2="6.675cm" draw:start-shape="id4" draw:end-shape="id1" svg:d="M11814 1741v2467h-1056v2467" svg:viewBox="0 0 1057 4935">
          <text:p/>
        </draw:connector>
        <draw:connector draw:style-name="gr5" draw:text-style-name="P5" draw:layer="layout" svg:x1="11.814cm" svg:y1="1.741cm" svg:x2="18.511cm" svg:y2="6.35cm" draw:start-shape="id4" draw:start-glue-point="2" draw:end-shape="id7" draw:end-glue-point="0" svg:d="M11814 1741v2305h6697v2304" svg:viewBox="0 0 6698 4610">
          <text:p/>
        </draw:connector>
        <draw:connector draw:style-name="gr5" draw:text-style-name="P5" draw:layer="layout" svg:x1="14.605cm" svg:y1="15.494cm" svg:x2="9.429cm" svg:y2="18.889cm" draw:start-shape="id8" draw:end-shape="id9" draw:end-glue-point="0" svg:d="M14605 15494v1698h-5176v1697" svg:viewBox="0 0 5177 3396">
          <text:p/>
        </draw:connector>
        <draw:connector draw:style-name="gr5" draw:text-style-name="P5" draw:layer="layout" svg:x1="11.01cm" svg:y1="19.251cm" svg:x2="21.529cm" svg:y2="6.949cm" draw:start-shape="id9" draw:start-glue-point="1" draw:end-shape="id7" draw:end-glue-point="1" svg:d="M11010 19251h11020v-12302h-501" svg:viewBox="0 0 11021 12303">
          <text:p/>
        </draw:connector>
        <draw:connector draw:style-name="gr5" draw:text-style-name="P5" draw:layer="layout" svg:x1="7.849cm" svg:y1="19.251cm" svg:x2="2.432cm" svg:y2="4.446cm" draw:start-shape="id9" draw:start-glue-point="3" draw:end-shape="id5" draw:end-glue-point="3" svg:d="M7849 19251h-5918v-14805h501" svg:viewBox="0 0 5919 14806">
          <text:p/>
        </draw:connector>
        <draw:frame draw:style-name="gr4" draw:text-style-name="P3" xml:id="id3" draw:id="id3" draw:layer="layout" svg:width="3.893cm" svg:height="1.199cm" svg:x="8.511cm" svg:y="12.229cm">
          <draw:text-box>
            <text:p text:style-name="P2"><text:span text:style-name="T1">CONN_CLOSING</text:span></text:p>
            <text:p text:style-name="P2"><text:span text:style-name="T1"/></text:p>
          </draw:text-box>
        </draw:frame>
        <draw:connector draw:style-name="gr5" draw:text-style-name="P5" draw:layer="layout" svg:x1="18.511cm" svg:y1="7.549cm" svg:x2="12.404cm" svg:y2="12.828cm" draw:start-shape="id7" draw:start-glue-point="2" draw:end-shape="id3" draw:end-glue-point="1" svg:d="M18511 7549v5279h-6107" svg:viewBox="0 0 6108 5280">
          <text:p/>
        </draw:connector>
        <draw:connector draw:style-name="gr5" draw:text-style-name="P5" draw:layer="layout" svg:x1="10.457cm" svg:y1="13.428cm" svg:x2="9.913cm" svg:y2="15.756cm" draw:start-shape="id3" draw:start-glue-point="2" draw:end-shape="id10" draw:end-glue-point="0" svg:d="M10457 13428v1164h-544v1164" svg:viewBox="0 0 545 2329">
          <text:p/>
        </draw:connector>
        <draw:connector draw:style-name="gr5" draw:text-style-name="P5" draw:layer="layout" svg:x1="7.849cm" svg:y1="19.251cm" svg:x2="8.511cm" svg:y2="12.828cm" draw:start-shape="id9" draw:start-glue-point="3" draw:end-shape="id3" draw:end-glue-point="3" svg:d="M7849 19251h-501v-6423h1163" svg:viewBox="0 0 1164 6424">
          <text:p/>
        </draw:connector>
        <draw:connector draw:style-name="gr5" draw:text-style-name="P5" draw:layer="layout" svg:x1="6.19cm" svg:y1="5.046cm" svg:x2="11.88cm" svg:y2="10.268cm" draw:start-shape="id5" draw:start-glue-point="2" draw:end-shape="id2" draw:end-glue-point="3" svg:d="M6190 5046v5222h5690" svg:viewBox="0 0 5691 5223">
          <text:p/>
        </draw:connector>
        <draw:connector draw:style-name="gr5" draw:text-style-name="P5" draw:layer="layout" svg:x1="22.575cm" svg:y1="4.755cm" svg:x2="16.764cm" svg:y2="10.268cm" draw:start-shape="id6" draw:start-glue-point="2" draw:end-shape="id2" draw:end-glue-point="1" svg:d="M22575 4755v5513h-5811" svg:viewBox="0 0 5812 5514">
          <text:p/>
        </draw:connector>
        <draw:frame draw:style-name="gr4" draw:text-style-name="P3" xml:id="id11" draw:id="id11" draw:layer="layout" svg:width="5.307cm" svg:height="0.725cm" svg:x="16.05cm" svg:y="16.09cm">
          <draw:text-box>
            <text:p text:style-name="P2"><text:span text:style-name="T1">CONN_DEAD_CLOSING</text:span></text:p>
          </draw:text-box>
        </draw:frame>
        <draw:connector draw:style-name="gr5" draw:text-style-name="P5" draw:layer="layout" svg:x1="10.457cm" svg:y1="13.428cm" svg:x2="18.703cm" svg:y2="16.09cm" draw:start-shape="id3" draw:start-glue-point="2" draw:end-shape="id11" draw:end-glue-point="0" svg:d="M10457 13428v1331h8246v1331" svg:viewBox="0 0 8247 2663">
          <text:p/>
        </draw:connector>
        <draw:connector draw:style-name="gr5" draw:text-style-name="P5" draw:layer="layout" svg:x1="16.05cm" svg:y1="16.452cm" svg:x2="12.404cm" svg:y2="12.828cm" draw:start-shape="id11" draw:start-glue-point="3" draw:end-shape="id3" draw:end-glue-point="1" svg:d="M16050 16452h-1823v-3624h-1823" svg:viewBox="0 0 3647 3625">
          <text:p/>
        </draw:connector>
        <draw:connector draw:style-name="gr5" draw:text-style-name="P5" draw:layer="layout" svg:x1="10.42cm" svg:y1="1.378cm" svg:x2="8.682cm" svg:y2="1.362cm" draw:start-shape="id4" draw:start-glue-point="3" svg:d="M10420 1378h-1119v-16h-619" svg:viewBox="0 0 1739 17">
          <text:p/>
        </draw:connector>
        <draw:frame draw:style-name="gr7" draw:text-style-name="P8" draw:layer="layout" svg:width="3.048cm" svg:height="0.645cm" svg:x="6.088cm" svg:y="1.116cm">
          <draw:text-box>
            <text:p text:style-name="P7"><text:span text:style-name="T2">CONN_D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7:00:46.749000000</meta:creation-date>
    <dc:date>2016-04-08T17:59:41.961000000</dc:date>
    <meta:editing-duration>PT10M24S</meta:editing-duration>
    <meta:editing-cycles>3</meta:editing-cycles>
    <meta:generator>LibreOffice/5.0.4.2$Windows_x86 LibreOffice_project/2b9802c1994aa0b7dc6079e128979269cf95bc78</meta:generator>
    <meta:document-statistic meta:object-count="56"/>
  </office:meta>
</office:document-meta>
</file>